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976d2"/>
    </style:style>
    <style:style style:name="P2" style:family="paragraph" style:parent-style-name="Standard">
      <style:paragraph-properties fo:text-align="justify" style:justify-single-word="false"/>
      <style:text-properties style:font-name="Liberation Serif" officeooo:rsid="00194416" officeooo:paragraph-rsid="00194416"/>
    </style:style>
    <style:style style:name="P3" style:family="paragraph" style:parent-style-name="Standard">
      <style:paragraph-properties fo:text-align="justify" style:justify-single-word="false"/>
      <style:text-properties style:font-name="Liberation Serif" fo:font-weight="normal" officeooo:rsid="001c2902" officeooo:paragraph-rsid="00194416" style:font-weight-asian="normal" style:font-weight-complex="normal"/>
    </style:style>
    <style:style style:name="P4" style:family="paragraph" style:parent-style-name="Standard">
      <style:paragraph-properties fo:text-align="justify" style:justify-single-word="false"/>
      <style:text-properties style:font-name="Liberation Serif" fo:font-weight="normal" officeooo:rsid="001cdfcb" officeooo:paragraph-rsid="001cdfcb" style:font-weight-asian="normal" style:font-weight-complex="normal"/>
    </style:style>
    <style:style style:name="P5" style:family="paragraph" style:parent-style-name="Standard">
      <style:paragraph-properties fo:text-align="justify" style:justify-single-word="false"/>
      <style:text-properties style:font-name="Liberation Serif" fo:font-weight="normal" officeooo:rsid="002754fd" officeooo:paragraph-rsid="002754fd" style:font-weight-asian="normal" style:font-weight-complex="normal"/>
    </style:style>
    <style:style style:name="P6" style:family="paragraph" style:parent-style-name="Standard">
      <style:paragraph-properties fo:text-align="justify" style:justify-single-word="false"/>
      <style:text-properties style:font-name="Liberation Serif" fo:font-weight="normal" officeooo:rsid="00279a0a" officeooo:paragraph-rsid="001cdfcb" style:font-weight-asian="normal" style:font-weight-complex="normal"/>
    </style:style>
    <style:style style:name="P7" style:family="paragraph" style:parent-style-name="Standard">
      <style:paragraph-properties fo:text-align="justify" style:justify-single-word="false"/>
      <style:text-properties style:font-name="Liberation Serif" fo:font-weight="bold" officeooo:rsid="001cdfcb" officeooo:paragraph-rsid="001cdfcb" style:font-weight-asian="bold" style:font-weight-complex="bold"/>
    </style:style>
    <style:style style:name="P8" style:family="paragraph" style:parent-style-name="Standard">
      <style:paragraph-properties fo:text-align="justify" style:justify-single-word="false"/>
      <style:text-properties style:font-name="Liberation Serif" fo:font-weight="bold" officeooo:rsid="0022b1f0" officeooo:paragraph-rsid="0022b1f0" style:font-weight-asian="bold" style:font-weight-complex="bold"/>
    </style:style>
    <style:style style:name="P9" style:family="paragraph" style:parent-style-name="Standard">
      <style:paragraph-properties fo:text-align="justify" style:justify-single-word="false"/>
      <style:text-properties style:font-name="Liberation Serif" style:text-underline-style="none" fo:font-weight="bold" officeooo:rsid="001f6991" officeooo:paragraph-rsid="001cdfcb" style:font-weight-asian="bold" style:font-weight-complex="bold"/>
    </style:style>
    <style:style style:name="P10" style:family="paragraph" style:parent-style-name="Standard">
      <style:paragraph-properties fo:text-align="justify" style:justify-single-word="false"/>
      <style:text-properties style:font-name="Liberation Serif" fo:font-size="12pt" officeooo:paragraph-rsid="002976d2" style:font-size-asian="12pt" style:font-size-complex="12pt"/>
    </style:style>
    <style:style style:name="P11" style:family="paragraph" style:parent-style-name="Standard">
      <style:paragraph-properties fo:text-align="justify" style:justify-single-word="false"/>
      <style:text-properties style:font-name="Liberation Serif" fo:font-size="12pt" fo:font-weight="bold" officeooo:rsid="001cdfcb" officeooo:paragraph-rsid="002976d2" style:font-size-asian="12pt" style:font-weight-asian="bold" style:font-size-complex="12pt" style:font-weight-complex="bold"/>
    </style:style>
    <style:style style:name="P12" style:family="paragraph" style:parent-style-name="Standard">
      <style:paragraph-properties fo:text-align="center" style:justify-single-word="false"/>
      <style:text-properties fo:color="#336699" style:font-name="Liberation Serif" fo:font-size="20pt" fo:font-weight="bold" officeooo:rsid="00194416" officeooo:paragraph-rsid="00194416" style:font-size-asian="20pt" style:font-weight-asian="bold" style:font-size-complex="20pt" style:font-weight-complex="bold"/>
    </style:style>
    <style:style style:name="P13" style:family="paragraph" style:parent-style-name="Standard">
      <style:paragraph-properties fo:margin-left="0cm" fo:margin-right="0cm" fo:text-align="justify" style:justify-single-word="false" fo:text-indent="0cm" style:auto-text-indent="false"/>
      <style:text-properties style:font-name="Liberation Serif" fo:font-size="12pt" officeooo:paragraph-rsid="002976d2" style:font-size-asian="12pt" style:font-size-complex="12pt"/>
    </style:style>
    <style:style style:name="P14" style:family="paragraph" style:parent-style-name="Standard" style:list-style-name="L1">
      <style:paragraph-properties fo:text-align="justify" style:justify-single-word="false"/>
      <style:text-properties style:font-name="Liberation Serif" fo:font-weight="normal" officeooo:rsid="0026dfe2" officeooo:paragraph-rsid="0026dfe2" style:font-weight-asian="normal" style:font-weight-complex="normal"/>
    </style:style>
    <style:style style:name="P15" style:family="paragraph" style:parent-style-name="Standard" style:list-style-name="L2">
      <style:paragraph-properties fo:text-align="justify" style:justify-single-word="false"/>
      <style:text-properties style:font-name="Liberation Serif" fo:font-weight="normal" officeooo:rsid="0026dfe2" officeooo:paragraph-rsid="0026dfe2" style:font-weight-asian="normal" style:font-weight-complex="normal"/>
    </style:style>
    <style:style style:name="P16" style:family="paragraph" style:parent-style-name="Standard" style:list-style-name="L1">
      <style:paragraph-properties fo:text-align="justify" style:justify-single-word="false"/>
      <style:text-properties style:font-name="Liberation Serif" fo:font-weight="normal" officeooo:rsid="002754fd" officeooo:paragraph-rsid="002754fd" style:font-weight-asian="normal" style:font-weight-complex="normal"/>
    </style:style>
    <style:style style:name="P17" style:family="paragraph" style:parent-style-name="Standard" style:list-style-name="L3">
      <style:paragraph-properties fo:text-align="justify" style:justify-single-word="false"/>
      <style:text-properties style:font-name="Liberation Serif" fo:font-weight="normal" officeooo:rsid="002754fd" officeooo:paragraph-rsid="002754fd" style:font-weight-asian="normal" style:font-weight-complex="normal"/>
    </style:style>
    <style:style style:name="P18" style:family="paragraph" style:parent-style-name="Standard" style:list-style-name="L4">
      <style:paragraph-properties fo:text-align="justify" style:justify-single-word="false"/>
      <style:text-properties style:font-name="Liberation Serif" fo:font-weight="normal" officeooo:rsid="002754fd" officeooo:paragraph-rsid="002754fd" style:font-weight-asian="normal" style:font-weight-complex="normal"/>
    </style:style>
    <style:style style:name="P19" style:family="paragraph" style:parent-style-name="Standard" style:list-style-name="L5">
      <style:paragraph-properties fo:text-align="justify" style:justify-single-word="false"/>
      <style:text-properties style:font-name="Liberation Serif" fo:font-weight="normal" officeooo:rsid="002754fd" officeooo:paragraph-rsid="002754fd" style:font-weight-asian="normal" style:font-weight-complex="normal"/>
    </style:style>
    <style:style style:name="P20" style:family="paragraph" style:parent-style-name="Standard">
      <style:paragraph-properties fo:text-align="justify" style:justify-single-word="false"/>
      <style:text-properties style:font-name="Liberation Serif" fo:font-size="12pt" officeooo:paragraph-rsid="002976d2" fo:background-color="#ffffff" style:font-size-asian="12pt" style:font-name-complex="Arial" style:font-size-complex="12pt"/>
    </style:style>
    <style:style style:name="P21" style:family="paragraph" style:parent-style-name="Standard" style:list-style-name="L6">
      <style:paragraph-properties fo:text-align="justify" style:justify-single-word="false"/>
      <style:text-properties style:font-name="Liberation Serif" officeooo:rsid="002aa4dc" officeooo:paragraph-rsid="002aa4dc"/>
    </style:style>
    <style:style style:name="P22" style:family="paragraph" style:parent-style-name="Standard" style:list-style-name="L6">
      <style:paragraph-properties fo:text-align="justify" style:justify-single-word="false"/>
      <style:text-properties style:font-name="Liberation Serif" fo:font-style="normal" officeooo:rsid="002aa4dc" officeooo:paragraph-rsid="002aa4dc" style:font-style-asian="normal" style:font-style-complex="normal"/>
    </style:style>
    <style:style style:name="P23" style:family="paragraph" style:parent-style-name="Standard" style:list-style-name="L6">
      <style:paragraph-properties fo:text-align="justify" style:justify-single-word="false"/>
      <style:text-properties style:font-name="Liberation Serif" fo:font-style="normal" officeooo:rsid="002bd8c9" officeooo:paragraph-rsid="002bd8c9" style:font-style-asian="normal" style:font-style-complex="normal"/>
    </style:style>
    <style:style style:name="P24" style:family="paragraph" style:parent-style-name="Standard" style:list-style-name="L6">
      <style:paragraph-properties fo:text-align="justify" style:justify-single-word="false"/>
      <style:text-properties style:font-name="Liberation Serif" fo:font-style="normal" officeooo:rsid="002cf4bf" officeooo:paragraph-rsid="002cf4bf" style:font-style-asian="normal" style:font-style-complex="normal"/>
    </style:style>
    <style:style style:name="P25" style:family="paragraph" style:parent-style-name="Standard" style:list-style-name="L6">
      <style:paragraph-properties fo:text-align="justify" style:justify-single-word="false"/>
      <style:text-properties style:font-name="Liberation Serif" fo:font-style="normal" officeooo:rsid="002ec15d" officeooo:paragraph-rsid="002ec15d" style:font-style-asian="normal" style:font-style-complex="normal"/>
    </style:style>
    <style:style style:name="P26" style:family="paragraph" style:parent-style-name="Standard" style:list-style-name="L6">
      <style:paragraph-properties fo:text-align="justify" style:justify-single-word="false"/>
      <style:text-properties style:font-name="Liberation Serif" officeooo:rsid="002bd8c9" officeooo:paragraph-rsid="002bd8c9"/>
    </style:style>
    <style:style style:name="P27" style:family="paragraph" style:parent-style-name="Standard" style:list-style-name="L6">
      <style:paragraph-properties fo:text-align="justify" style:justify-single-word="false"/>
      <style:text-properties style:font-name="Liberation Serif" fo:font-style="italic" officeooo:rsid="002bd8c9" officeooo:paragraph-rsid="002bd8c9" style:font-style-asian="italic" style:font-style-complex="italic"/>
    </style:style>
    <style:style style:name="P28" style:family="paragraph" style:parent-style-name="Standard" style:list-style-name="L6">
      <style:paragraph-properties fo:text-align="justify" style:justify-single-word="false"/>
      <style:text-properties style:font-name="Liberation Serif" fo:font-style="italic" officeooo:rsid="002cf4bf" officeooo:paragraph-rsid="002cf4bf" style:font-style-asian="italic" style:font-style-complex="italic"/>
    </style:style>
    <style:style style:name="P29" style:family="paragraph" style:parent-style-name="Standard" style:list-style-name="L6">
      <style:paragraph-properties fo:text-align="justify" style:justify-single-word="false"/>
      <style:text-properties style:font-name="Liberation Serif" fo:font-style="italic" officeooo:rsid="002cf4bf" officeooo:paragraph-rsid="002ec15d" style:font-style-asian="italic" style:font-style-complex="italic"/>
    </style:style>
    <style:style style:name="P30" style:family="paragraph" style:parent-style-name="Standard" style:list-style-name="L6">
      <style:paragraph-properties fo:text-align="justify" style:justify-single-word="false"/>
      <style:text-properties style:font-name="Liberation Serif" fo:font-style="italic" officeooo:rsid="002ec15d" officeooo:paragraph-rsid="002ec15d" style:font-style-asian="italic" style:font-style-complex="italic"/>
    </style:style>
    <style:style style:name="P31" style:family="paragraph" style:parent-style-name="Standard">
      <style:paragraph-properties fo:text-align="justify" style:justify-single-word="false"/>
      <style:text-properties fo:color="#252525" style:font-name="Liberation Serif" fo:font-size="12pt" officeooo:paragraph-rsid="002976d2" fo:background-color="#ffffff" style:font-size-asian="12pt" style:font-name-complex="Arial" style:font-size-complex="12pt"/>
    </style:style>
    <style:style style:name="P32" style:family="paragraph" style:parent-style-name="Standard">
      <style:paragraph-properties fo:text-align="center" style:justify-single-word="false"/>
      <style:text-properties fo:color="#336699" style:font-name="Arimo" fo:font-size="20pt" fo:font-weight="bold" officeooo:rsid="00194416" officeooo:paragraph-rsid="00194416" style:font-size-asian="20pt" style:font-weight-asian="bold" style:font-size-complex="20pt" style:font-weight-complex="bold"/>
    </style:style>
    <style:style style:name="T1" style:family="text">
      <style:text-properties officeooo:rsid="001ae5a9"/>
    </style:style>
    <style:style style:name="T2" style:family="text">
      <style:text-properties officeooo:rsid="001c2902"/>
    </style:style>
    <style:style style:name="T3" style:family="text">
      <style:text-properties fo:font-weight="bold" officeooo:rsid="001c2902" style:font-weight-asian="bold" style:font-weight-complex="bold"/>
    </style:style>
    <style:style style:name="T4" style:family="text">
      <style:text-properties fo:font-weight="bold" fo:background-color="#ffffff" loext:char-shading-value="0" style:font-weight-asian="bold" style:font-name-complex="Arial"/>
    </style:style>
    <style:style style:name="T5" style:family="text">
      <style:text-properties fo:font-weight="normal" officeooo:rsid="001c2902" style:font-weight-asian="normal" style:font-weight-complex="normal"/>
    </style:style>
    <style:style style:name="T6" style:family="text">
      <style:text-properties fo:font-weight="normal" officeooo:rsid="001cdfcb" style:font-weight-asian="normal" style:font-weight-complex="normal"/>
    </style:style>
    <style:style style:name="T7" style:family="text">
      <style:text-properties fo:font-weight="normal" officeooo:rsid="001d3570" style:font-weight-asian="normal" style:font-weight-complex="normal"/>
    </style:style>
    <style:style style:name="T8" style:family="text">
      <style:text-properties fo:font-weight="normal" officeooo:rsid="001d6c28" style:font-weight-asian="normal" style:font-weight-complex="normal"/>
    </style:style>
    <style:style style:name="T9" style:family="text">
      <style:text-properties fo:font-weight="normal" officeooo:rsid="00262920" style:font-weight-asian="normal" style:font-weight-complex="normal"/>
    </style:style>
    <style:style style:name="T10" style:family="text">
      <style:text-properties fo:font-weight="normal" officeooo:rsid="0026dfe2" style:font-weight-asian="normal" style:font-weight-complex="normal"/>
    </style:style>
    <style:style style:name="T11" style:family="text">
      <style:text-properties fo:font-weight="normal" officeooo:rsid="002754fd" style:font-weight-asian="normal" style:font-weight-complex="normal"/>
    </style:style>
    <style:style style:name="T12" style:family="text">
      <style:text-properties fo:font-weight="normal" officeooo:rsid="002976d2" style:font-weight-asian="normal" style:font-weight-complex="normal"/>
    </style:style>
    <style:style style:name="T13" style:family="text">
      <style:text-properties fo:font-style="italic" fo:font-weight="normal" officeooo:rsid="001c2902" style:font-style-asian="italic" style:font-weight-asian="normal" style:font-style-complex="italic" style:font-weight-complex="normal"/>
    </style:style>
    <style:style style:name="T14" style:family="text">
      <style:text-properties fo:font-style="italic" fo:font-weight="normal" officeooo:rsid="001d3570" style:font-style-asian="italic" style:font-weight-asian="normal" style:font-style-complex="italic" style:font-weight-complex="normal"/>
    </style:style>
    <style:style style:name="T15" style:family="text">
      <style:text-properties fo:font-style="italic" style:text-underline-style="none" fo:font-weight="normal" officeooo:rsid="001f6991" style:font-style-asian="italic" style:font-weight-asian="normal" style:font-style-complex="italic" style:font-weight-complex="normal"/>
    </style:style>
    <style:style style:name="T16" style:family="text">
      <style:text-properties fo:font-style="italic" fo:background-color="#ffffff" loext:char-shading-value="0" style:font-style-asian="italic" style:font-name-complex="Arial"/>
    </style:style>
    <style:style style:name="T17" style:family="text">
      <style:text-properties fo:font-style="italic" style:font-style-asian="italic" style:font-style-complex="italic"/>
    </style:style>
    <style:style style:name="T18" style:family="text">
      <style:text-properties fo:font-style="italic" officeooo:rsid="002a1dbe" style:font-style-asian="italic" style:font-style-complex="italic"/>
    </style:style>
    <style:style style:name="T19" style:family="text">
      <style:text-properties style:text-underline-style="none" fo:font-weight="normal" officeooo:rsid="001f6991" style:font-weight-asian="normal" style:font-weight-complex="normal"/>
    </style:style>
    <style:style style:name="T20" style:family="text">
      <style:text-properties style:text-underline-style="none" officeooo:rsid="001f6991"/>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1f6991" style:font-style-asian="normal" style:font-weight-asian="normal" style:font-style-complex="normal" style:font-weight-complex="normal"/>
    </style:style>
    <style:style style:name="T23" style:family="text">
      <style:text-properties fo:font-style="normal" style:text-underline-style="none" fo:font-weight="normal" officeooo:rsid="001f6c89" style:font-style-asian="normal" style:font-weight-asian="normal" style:font-style-complex="normal" style:font-weight-complex="normal"/>
    </style:style>
    <style:style style:name="T24" style:family="text">
      <style:text-properties fo:font-style="normal" style:text-underline-style="none" fo:font-weight="normal" officeooo:rsid="001f938d" style:font-style-asian="normal" style:font-weight-asian="normal" style:font-style-complex="normal" style:font-weight-complex="normal"/>
    </style:style>
    <style:style style:name="T25" style:family="text">
      <style:text-properties fo:font-style="normal" style:text-underline-style="none" fo:font-weight="normal" officeooo:rsid="00211f2a" style:font-style-asian="normal" style:font-weight-asian="normal" style:font-style-complex="normal" style:font-weight-complex="normal"/>
    </style:style>
    <style:style style:name="T26" style:family="text">
      <style:text-properties fo:font-style="normal" style:text-underline-style="none" fo:font-weight="normal" officeooo:rsid="0021c947" style:font-style-asian="normal" style:font-weight-asian="normal" style:font-style-complex="normal" style:font-weight-complex="normal"/>
    </style:style>
    <style:style style:name="T27" style:family="text">
      <style:text-properties fo:font-style="normal" style:text-underline-style="none" fo:font-weight="normal" officeooo:rsid="0022b1f0" style:font-style-asian="normal" style:font-weight-asian="normal" style:font-style-complex="normal" style:font-weight-complex="normal"/>
    </style:style>
    <style:style style:name="T28" style:family="text">
      <style:text-properties fo:font-style="normal" style:text-underline-style="none" fo:font-weight="normal" officeooo:rsid="0024c220" style:font-style-asian="normal" style:font-weight-asian="normal"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2a1dbe" style:font-style-asian="normal" style:font-style-complex="normal"/>
    </style:style>
    <style:style style:name="T31" style:family="text">
      <style:text-properties fo:font-style="normal" officeooo:rsid="002aa4dc" style:font-style-asian="normal" style:font-style-complex="normal"/>
    </style:style>
    <style:style style:name="T32" style:family="text">
      <style:text-properties fo:font-style="normal" officeooo:rsid="002ec15d" style:font-style-asian="normal" style:font-style-complex="normal"/>
    </style:style>
    <style:style style:name="T33" style:family="text">
      <style:text-properties fo:color="#252525" style:font-name="Liberation Serif" fo:font-size="12pt" fo:background-color="#ffffff" loext:char-shading-value="0" style:font-size-asian="12pt" style:font-name-complex="Arial" style:font-size-complex="12pt"/>
    </style:style>
    <style:style style:name="T34" style:family="text">
      <style:text-properties fo:color="#252525" fo:background-color="#ffffff" loext:char-shading-value="0" style:font-name-complex="Arial"/>
    </style:style>
    <style:style style:name="T35" style:family="text">
      <style:text-properties fo:color="#252525" officeooo:rsid="00279a0a" fo:background-color="#ffffff" loext:char-shading-value="0" style:font-name-complex="Arial" style:font-weight-complex="normal"/>
    </style:style>
    <style:style style:name="T36" style:family="text">
      <style:text-properties fo:color="#252525" fo:font-weight="bold" fo:background-color="#ffffff" loext:char-shading-value="0" style:font-weight-asian="bold" style:font-name-complex="Arial"/>
    </style:style>
    <style:style style:name="T37" style:family="text">
      <style:text-properties fo:color="#252525" fo:font-weight="normal" officeooo:rsid="00279a0a" fo:background-color="#ffffff" loext:char-shading-value="0" style:font-weight-asian="normal" style:font-name-complex="Arial" style:font-weight-complex="normal"/>
    </style:style>
    <style:style style:name="T38" style:family="text">
      <style:text-properties style:font-name="Liberation Serif" fo:font-size="12pt" fo:background-color="#ffffff" loext:char-shading-value="0" style:font-size-asian="12pt" style:font-name-complex="Arial" style:font-size-complex="12pt"/>
    </style:style>
    <style:style style:name="T39" style:family="text">
      <style:text-properties fo:font-size="12pt" fo:font-weight="normal" officeooo:rsid="00279a0a" style:font-size-asian="12pt" style:font-weight-asian="normal" style:font-size-complex="12pt" style:font-weight-complex="normal"/>
    </style:style>
    <style:style style:name="T40" style:family="text">
      <style:text-properties fo:background-color="#ffffff" loext:char-shading-value="0" style:font-name-complex="Arial"/>
    </style:style>
    <style:style style:name="T41" style:family="text">
      <style:text-properties fo:color="#336699" fo:font-size="14pt" style:font-size-asian="14pt" style:font-size-complex="14pt"/>
    </style:style>
    <style:style style:name="T42" style:family="text">
      <style:text-properties fo:color="#336699" fo:font-size="14pt" officeooo:rsid="001d3570" style:font-size-asian="14pt" style:font-size-complex="14pt"/>
    </style:style>
    <style:style style:name="T43" style:family="text">
      <style:text-properties officeooo:rsid="002a1db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hatterBot</text:p>
      <text:p text:style-name="P12"/>
      <text:p text:style-name="P2"/>
      <text:p text:style-name="P2"><text:tab/>También conocido como TalkBot, es una entidad Artificial que entabla una conversación ya sea de manera textual o verbal, con alguna otra entidad, ya sea una persona real o algún otro TalkBot. <text:span text:style-name="T1">Muchos de estos programas son diseñados para realizar charlas pequeñas con el propósito de proporcionar un servicio personalizado, como un asistente especializado y formas de conseguir información.</text:span></text:p>
      <text:p text:style-name="P2"/>
      <text:p text:style-name="P2"><text:tab/><text:span text:style-name="T2">El uso más popular son los Asistentes Autómatas Online, numerosas empresas prefieren tener asistentes automatizados en linea a personas reales proporcionando un servicio común. Estos asistentes constan de tres partes principales, un sistema de diálogo, un avatar, y un sistema experto.</text:span></text:p>
      <text:p text:style-name="P2"><text:tab/></text:p>
      <text:p text:style-name="P2"><text:tab/><text:span text:style-name="T13">Sistema de diálogo</text:span><text:span text:style-name="T5">.</text:span><text:span text:style-name="T3"> </text:span><text:span text:style-name="T5">Su principal función es trasladar los datos ingresados por el humano a un formato digital que el asistente puede usar para ser procesado por el sistema experto. De igual manera cuando, el se obtiene una respuesta o réplica, este se encarga de trasladar esos datos de manera que sean entendibles por el humano, tan óptimo y naturalmente como sea posible, a lo que se le llama </text:span><text:span text:style-name="T12">P</text:span><text:span text:style-name="T5">rocesamiento del </text:span><text:span text:style-name="T12">L</text:span><text:span text:style-name="T5">enguaje </text:span><text:span text:style-name="T12">N</text:span><text:span text:style-name="T5">atural.</text:span></text:p>
      <text:p text:style-name="P3"><text:tab/></text:p>
      <text:p text:style-name="P2"><text:span text:style-name="T5"><text:tab/></text:span><text:span text:style-name="T13">Avatar</text:span><text:span text:style-name="T5">.</text:span><text:span text:style-name="T3"> </text:span><text:span text:style-name="T6">Tiene como objetivo mejorar la interacción humano computadora simulando conversaciones y experiencias del mundo real. Así los modelos de interacción pueden ser construidos de forma que la conversación tome direcciones planeadas con anterioridad. Estos avatares pueden tomar roles y emociones de gente real aumentando la confianza de los usuarios hacia estos servicios en linea.</text:span></text:p>
      <text:p text:style-name="P2"/>
      <text:p text:style-name="P7"><text:tab/><text:span text:style-name="T42">Sistemas de Diálogo</text:span></text:p>
      <text:p text:style-name="P7"><text:tab/></text:p>
      <text:p text:style-name="P7"><text:tab/><text:span text:style-name="T9">Es un sistema de computadora dedicado a conversar con un humano de manera coherente, empleando texto, habla, gráficos, hápticos, gestos y otros medios para comunicarse. Existen diversas arquitecturas para lo</text:span><text:span text:style-name="T10">s</text:span><text:span text:style-name="T9"> sistemas de Diálogo, </text:span><text:span text:style-name="T10">pero su principal componente es el </text:span><text:span text:style-name="T11">gestor</text:span><text:span text:style-name="T10"> de diálogo, el cual es una herramienta que administra el estado y estrategia del diálogo. La actividad típica del ciclo de un sistema de diálogo contiene las siguientes fases.</text:span></text:p>
      <text:p text:style-name="P4"/>
      <text:list xml:id="list7776307397903262591" text:style-name="L1">
        <text:list-item>
          <text:p text:style-name="P14">El habla del usuario y la entrada es convertida a texto plano reconocedor-decodificador de los datos de entrada del sistema , este incluye:</text:p>
          <text:p text:style-name="P14"/>
        </text:list-item>
      </text:list>
      <text:list xml:id="list6327523182847082372" text:style-name="L2">
        <text:list-item>
          <text:p text:style-name="P15">Reconocedor automático del habla (ASR).</text:p>
        </text:list-item>
        <text:list-item>
          <text:p text:style-name="P15">Reconocedor de gestos.</text:p>
        </text:list-item>
        <text:list-item>
          <text:p text:style-name="P15">Reconocedor de escritura(a mano).</text:p>
          <text:p text:style-name="P15"/>
        </text:list-item>
      </text:list>
      <text:list xml:id="list235004598010695" text:continue-list="list7776307397903262591" text:style-name="L1">
        <text:list-item>
          <text:p text:style-name="P16">El texto es analizado por una unidad de Entendimiento del Lenguaje Natural (NLU), que incluye:</text:p>
        </text:list-item>
      </text:list>
      <text:p text:style-name="P5"><text:tab/></text:p>
      <text:list xml:id="list4385791862415814646" text:style-name="L3">
        <text:list-item>
          <text:p text:style-name="P17">Identificación de nombres propios.</text:p>
        </text:list-item>
        <text:list-item>
          <text:p text:style-name="P17">Etiquetado de lenguaje.</text:p>
        </text:list-item>
        <text:list-item>
          <text:p text:style-name="P17">Parser semántico y sintáctico.</text:p>
        </text:list-item>
      </text:list>
      <text:p text:style-name="P5"/>
      <text:list xml:id="list235006318957540" text:continue-list="list235004598010695" text:style-name="L1">
        <text:list-item>
          <text:p text:style-name="P16">La información semántica es analizada por el gestor de diálogo, que conserva el historial y el estado del diálogo y maneja el flujo general de la conversación.</text:p>
          <text:p text:style-name="P16"/>
        </text:list-item>
        <text:list-item>
          <text:p text:style-name="P16"><text:soft-page-break/>El gestor de diálogo se comunica con uno o más gestores de tareas, que tienen conocimiento sobre el dominio de una tarea en específico.</text:p>
          <text:p text:style-name="P16"/>
        </text:list-item>
        <text:list-item>
          <text:p text:style-name="P16">El gestor de diálogo produce la salida usando un generador de salida, este incluye:</text:p>
        </text:list-item>
      </text:list>
      <text:p text:style-name="P5"/>
      <text:list xml:id="list1335636955346104072" text:style-name="L4">
        <text:list-item>
          <text:p text:style-name="P18">Generador de lenguaje natural.</text:p>
        </text:list-item>
        <text:list-item>
          <text:p text:style-name="P18">Generador de gestos.</text:p>
        </text:list-item>
        <text:list-item>
          <text:p text:style-name="P18">Motor de diseño.</text:p>
        </text:list-item>
      </text:list>
      <text:p text:style-name="P5"/>
      <text:list xml:id="list235004824210463" text:continue-list="list235006318957540" text:style-name="L1">
        <text:list-item>
          <text:p text:style-name="P16">La salida es renderizada mediante un Render de salida, este incluye:</text:p>
        </text:list-item>
      </text:list>
      <text:p text:style-name="P5"><text:tab/></text:p>
      <text:list xml:id="list1705483528932469219" text:style-name="L5">
        <text:list-item>
          <text:p text:style-name="P19">Motor de texto a habla.</text:p>
        </text:list-item>
        <text:list-item>
          <text:p text:style-name="P19">Animación facial computarizada.</text:p>
        </text:list-item>
        <text:list-item>
          <text:p text:style-name="P19">Avatar o robot.</text:p>
        </text:list-item>
      </text:list>
      <text:p text:style-name="P5"/>
      <text:p text:style-name="P6"><text:tab/>Los sistemas de diálogo son basados en interfaces solo de texto, por lo que contienen solo los estados del 2 al 5.</text:p>
      <text:p text:style-name="P7"/>
      <text:p text:style-name="P7"><text:tab/><text:span text:style-name="T41">Sistemas Expertos</text:span></text:p>
      <text:p text:style-name="P7"/>
      <text:p text:style-name="P7"><text:tab/><text:span text:style-name="T39">Es un sistema de computadora que simula la habilidad de tomar decisiones tal y como lo haría un humano experto. Son diseñados para resolver complejos problemas de razonamiento sobre algún conocimiento.</text:span></text:p>
      <text:p text:style-name="P13"><text:tab/></text:p>
      <text:p text:style-name="P13"><text:tab/>Representada principalmente como reglas si-entonces a través de código procedural convencional. Un sistema experto es dividido en dos subsistemas, el Motor de Inferencia y la Base de Conocimiento. La Base de Conocimiento representa los hechos y reglas y el Motor de Inferencia aplica las reglas a los hechos conocidos para deducir nuevos hechos, además puede incluir capacidades de desglosamiento y <text:span text:style-name="T34">debugging.</text:span></text:p>
      <text:p text:style-name="P31"><text:tab/></text:p>
      <text:p text:style-name="P31"><text:tab/>Un sistema experto razona y utiliza la base de conocimientos para resolver problemas más complejos. La base del conocimiento representan los hechos de acerca del mundo, en un principio estos hechos eran representados como aserciones planas de variables, después esta base de conocimiento se volvió más estructurada utilizando conceptos de programación orientada a objetos, representando el mundo en clases, subclases, e instancias y las aserciones fueron remplazadas por valores de instancias de objetos.</text:p>
      <text:p text:style-name="P31"/>
      <text:p text:style-name="P1"><text:span text:style-name="T33"><text:tab/>El motor de inferencia es un razonamiento del sistema automatizado que evalúa el estado actual de la base de conocimientos, aplica reglas relevantes y agrega nuevo conocimiento dentro de su base de conocimientos, sus capacidades de explicación hace posible que pueda darle al usuario una conjunto de razonamientos usados para llegar a una conclusión en particular. Hay dos principales modos para un motor de inferencia, </text:span><text:span text:style-name="T38">forward chaining</text:span><text:span text:style-name="apple-converted-space"><text:span text:style-name="T33"> </text:span></text:span><text:span text:style-name="T33">y</text:span><text:span text:style-name="apple-converted-space"><text:span text:style-name="T33"> </text:span></text:span><text:span text:style-name="T38">backward chaining.</text:span></text:p>
      <text:p text:style-name="P20"/>
      <text:p text:style-name="P10"><text:span text:style-name="T16"><text:tab/></text:span><text:span text:style-name="T4">Forward Chaining</text:span><text:span text:style-name="T16">: </text:span><text:span text:style-name="T40">Se describe lógicamente como una repetida aplicación del método </text:span><text:span text:style-name="T16">Modus Ponens. </text:span><text:span text:style-name="T40">Inicia con un conjunto de datos válidos y usa reglas de inferencia para extraer más datos hasta que la meta es alcanzada. El motor de inferencia usando forward chaining busca reglas de inferencia hasta que encuentra una donde el antecedente es conocido como cierta, cuando dicha regla es encontrada el metro puede concluir o inferir la consecuencia, lo que resulta una nueva adición de conocimientos a sus datos.</text:span></text:p>
      <text:p text:style-name="P20"/>
      <text:p text:style-name="P10"><text:span text:style-name="T16"><text:tab/></text:span><text:span text:style-name="T4">Backward Chaining: </text:span><text:span text:style-name="T40">Inicia con una lista de metas o hipótesis y trabaja hacia atrás desde el consecuente al antecedente para ver si existe un dato válido que pueda sustentar algunos de estos </text:span><text:soft-page-break/><text:span text:style-name="T40">consecuentes. Un motor de inferencia usando Backward Chaining buscaría reglas hasta encontrar alguna que tuviera un consecuente que empatara con la meta deseada, si el antecedente de la regla no se conoce para ser verdadera, entonces es añadida a la lista de metas.</text:span></text:p>
      <text:p text:style-name="P20"/>
      <text:p text:style-name="P20"><text:tab/>Los sistemas expertos incluyen muchas nuevas técnicas incorporados en varios tipos de motores de inferencia, algunos de los más importantes son.</text:p>
      <text:p text:style-name="P20"/>
      <text:p text:style-name="P10"><text:span text:style-name="T40"><text:tab/></text:span><text:span text:style-name="T36">Mantenimiento de la Verdad</text:span><text:span text:style-name="T34">. Los sistemas de Mantenimiento de la verdad registran las dependencias en una base de conocimiento, así cuando los hechos son modificados le conocimiento dependiente puede ser alterado en consecuencia.</text:span></text:p>
      <text:p text:style-name="P31"/>
      <text:p text:style-name="P10"><text:span text:style-name="T34"><text:tab/></text:span><text:span text:style-name="T36">Razonamiento Hipotético. </text:span><text:span text:style-name="T34">En el razonamiento hipotético el conocimiento puede ser dividido en muchas posibles vistas, o mundos, esto permite que el motor de inferencia pueda explorar varias posibilidades en paralelo.</text:span></text:p>
      <text:p text:style-name="P31"/>
      <text:p text:style-name="P10"><text:span text:style-name="T36"><text:tab/>Lógica Difusa. </text:span><text:span text:style-name="T34">Unas de las primeras extensiones del uso simple de reglas para representar conocimiento fue también asociar una cierta probabilidad a cada regla. Simples probabilidades son extendidas en sistemas con mecanismos sofisticados de conocimiento incierto y combinación de probabilidades.</text:span></text:p>
      <text:p text:style-name="P31"/>
      <text:p text:style-name="P11"><text:span text:style-name="T35"><text:tab/>Clasificación Ontológica. </text:span><text:span text:style-name="T37">Con la implementación de clases y objetos a la base de conocimientos un nuevo tipo de razonamiento fue posible, en vez de razonas simplemente en los valores de los objetos los sistemas también pueden razonar acerca de las estructuras de los objetos. Este tipo de motores de inferencia de propósito especial son conocidos como clasificadores. </text:span></text:p>
      <text:p text:style-name="P7"/>
      <text:p text:style-name="P7"><text:tab/><text:span text:style-name="T41">Test de Turing</text:span></text:p>
      <text:p text:style-name="P7"/>
      <text:p text:style-name="P7"><text:tab/><text:span text:style-name="T7">En 1950 Alan Turing propuso en un artículo (</text:span><text:span text:style-name="T14">Computing Machinery and Intelligence</text:span><text:span text:style-name="T7">) una manera de demostrar la existencia de inteligencia en una máquina. Siendo uno de los mejores métodos para la inteligencia artificial. La prueba se fundamenta en el </text:span><text:span text:style-name="T8">siguiente </text:span><text:span text:style-name="T7">hecho, “si una máquina se comporta en todos los aspectos como inteligente, entonces debe ser inteligente”.</text:span></text:p>
      <text:p text:style-name="P7"/>
      <text:p text:style-name="P7"><text:span text:style-name="T7"><text:tab/>La prueba consiste en un desafío, en donde tres entes son las involucradas, un juez, una persona, y una máquina. El juez quien no conoce nada de los otros dos entes, </text:span><text:span text:style-name="T8">pues son separados unos de otros</text:span><text:span text:style-name="T7">, debe descubrir quien es el humano y quien es la máquina mediante un sistema de preguntas y respuestas, tanto el humano como la máquina pueden equivocarse, hecho que esta completamente permitido. </text:span><text:span text:style-name="T8">Esta prueba le es irrelevante la habilidad de de dar la respuesta correcta, lo que hace es verificar la cercanía de la respuesta dada a una respuesta típica de un humano. La comunicación está limitada a solo texto.</text:span></text:p>
      <text:p text:style-name="P9"><text:tab/></text:p>
      <text:p text:style-name="P7"><text:span text:style-name="T20"><text:tab/></text:span><text:span text:style-name="T19">En 1980 John Searle en su artículo “</text:span><text:span text:style-name="T15">Minds, Brains, and Programs” </text:span><text:span text:style-name="T22">propuso la prueba del Cuarto Chino, sosteniendo que la prueba de Turing no puede ser usada para determinar si una máquina es inteligente. </text:span></text:p>
      <text:p text:style-name="P7"/>
      <text:p text:style-name="P7"><text:span text:style-name="T22"><text:tab/>Saul Traiger sostiene que hay al menos tres versiones del Test de Turing, </text:span><text:span text:style-name="T23">dos de ellas mencionadas en el articulo de Turing y una a la cual él describe como la “Interpretación Estandar”. </text:span><text:span text:style-name="T24">En la primera </text:span><text:span text:style-name="T27">versión </text:span><text:span text:style-name="T24">Turing describe una partida de juego simple con tres jugadores involucrados, el jugador A es un hombre, el jugador B es una mujer, y el jugador C actúa como interrogador. El jugador C está imposibilitado para ver a los otros dos jugadores </text:span><text:span text:style-name="T25">y solo puede comunicarse con ellos mediante notas escritas. Así el jugador C mediante preguntas trata de descubrir quien es el hombre y quien es la mujer. El rol del jugador A es intentar que el interrogador tome la decisión equivocada. Mientras que el jugador B intenta hacer que el interrogador tome la correcta. Turing propone que el </text:span><text:soft-page-break/><text:span text:style-name="T25">rol del jugador A se tomado por una computadora, y el éxito de la computadora está determinado por el resultado del juego cuando el jugador A es una computadora contra el resultado cuando el jugador A es un hombre. Turing dice “Si el interrogador decide erróneamente </text:span><text:span text:style-name="T26">tan a menudo</text:span><text:span text:style-name="T25"> cuand</text:span><text:span text:style-name="T26">o el jugador A es la computadora como cuando es el hombre</text:span><text:span text:style-name="T25">” </text:span><text:span text:style-name="T26">estamos seguros de que la computadora es inteligente.</text:span></text:p>
      <text:p text:style-name="P7"/>
      <text:p text:style-name="P8"><text:span text:style-name="T26">L</text:span><text:span text:style-name="T21">a segunda versión aparece después del artículo de Turing de 1950, similar a la versión original. </text:span><text:span text:style-name="T28">El rol del jugador A lo realiza una computadora, sin embargo, el rol del jugador B lo realiza un hombre en vez de una mujer.</text:span></text:p>
      <text:p text:style-name="P7"/>
      <text:p text:style-name="P7"><text:tab/><text:span text:style-name="T41">Procesamiento del Lenguaje Natural </text:span></text:p>
      <text:p text:style-name="P2"><text:tab/></text:p>
      <text:p text:style-name="P2"><text:tab/><text:span text:style-name="T43">Los algoritmos modernos de Procesamiento del Lenguaje Natural son basados en máquinas de aprendizaje, especialmente máquinas de aprendizaje estadístico. Las primeras implementaciones de tareas de procesamiento de lenguaje la codificación a mano de grandes conjuntos de reglas, el paradigma de las máquinas de aprendizaje usa algoritmos de aprendizaje para aprender automáticamente tales reglas a través del análisis de corpora de ejemplos típicos del mundo real. Un </text:span><text:span text:style-name="T18">corpus </text:span><text:span text:style-name="T30">o en plural</text:span><text:span text:style-name="T18"> corpora </text:span><text:span text:style-name="T30">es un conjunto de documentos que han sido hechos a mano conteniendo valores correctos para ser aprendidos.</text:span></text:p>
      <text:p text:style-name="P2"/>
      <text:p text:style-name="P2"><text:span text:style-name="T30"><text:tab/></text:span><text:span text:style-name="T31">Las tareas principales del Procesamiento del Lenguaje Natural son las siguientes.</text:span></text:p>
      <text:p text:style-name="P2"/>
      <text:list xml:id="list8561002872000092583" text:style-name="L6">
        <text:list-item>
          <text:p text:style-name="P21"><text:span text:style-name="T17">Sumarización automática</text:span><text:span text:style-name="T29">. Produce un resumen legible del pedazo de texto. A menudo es usado para proveer resúmenes de textos de un tipo conocido.</text:span></text:p>
          <text:p text:style-name="P22"/>
        </text:list-item>
        <text:list-item>
          <text:p text:style-name="P26"><text:span text:style-name="T17">Resolución Correferencial</text:span><text:span text:style-name="T29">. Dada una sentencia o un trozo de texto determina que palabras hacen referencia a los mismos objetos.</text:span></text:p>
          <text:p text:style-name="P23"/>
        </text:list-item>
        <text:list-item>
          <text:p text:style-name="P26"><text:span text:style-name="T17">Análisis del Discurso</text:span><text:span text:style-name="T29">. Consiste en identificar la estructura del discurso del texto conectado y reconocer y clasificar el acto del habla en un trozo de texto.</text:span></text:p>
          <text:p text:style-name="P23"/>
        </text:list-item>
        <text:list-item>
          <text:p text:style-name="P26"><text:span text:style-name="T17">Máquina de Traslación</text:span><text:span text:style-name="T29">. Traslada automáticamente texto de un lenguaje humanos a cualquier otro.</text:span></text:p>
          <text:p text:style-name="P23"/>
        </text:list-item>
        <text:list-item>
          <text:p text:style-name="P27">Segmentación Morfológica. <text:span text:style-name="T29">Separa palabras dentro de morfemas individuales e identifica clases de morfemas.</text:span></text:p>
          <text:p text:style-name="P23"/>
        </text:list-item>
        <text:list-item>
          <text:p text:style-name="P27">Reconocimiento de Entidades Nombradas. <text:span text:style-name="T29">Dado un flujo de texto determina que objetos del texto mapean con nombres propios, tales como personas o lugares y a que tipo pertenece tal nombre.</text:span></text:p>
          <text:p text:style-name="P23"/>
        </text:list-item>
        <text:list-item>
          <text:p text:style-name="P27">Generación del Lenguaje Natural. <text:span text:style-name="T29">Convierte información de base de datos de computadoras a un lenguaje humano entendible.</text:span></text:p>
          <text:p text:style-name="P23"/>
        </text:list-item>
        <text:list-item>
          <text:p text:style-name="P27">Entendimiento del Lenguaje Natural. <text:span text:style-name="T29">Convierte un un pedazo de texto en representaciones formales tales como estructuras lógicas de primer orden que son fáciles de manipular para las computadoras. Involucra la interpretación y entendimiento de semántica de múltiples posibles semánticas las cuales son derivadas de la expresión de un lenguaje natural que usualmente toma la forma de notaciones organizadas de conceptos del lenguaje natural.</text:span></text:p>
          <text:p text:style-name="P23"/>
        </text:list-item>
        <text:list-item>
          <text:p text:style-name="P27">Reconocimiento de Caracteres Ópticos. <text:span text:style-name="T29">Dada una imagen que representa un texto impreso, </text:span><text:soft-page-break/><text:span text:style-name="T29">determinar el texto al que corresponde.</text:span></text:p>
          <text:p text:style-name="P23"/>
        </text:list-item>
        <text:list-item>
          <text:p text:style-name="P28">Etiquetado de Clases Léxicas<text:span text:style-name="T29">. Dada una sentencia determinar <text:s/>la clase léxica a la que pertenece cada palabra. Muchas palabras pueden pertenecer a más de una clase léxica, originando ambigüedad. </text:span></text:p>
          <text:p text:style-name="P24"/>
        </text:list-item>
        <text:list-item>
          <text:p text:style-name="P28">Análisis Sintáctico. <text:span text:style-name="T29">Determina el árbol gramatical de una sentencia dada.</text:span></text:p>
          <text:p text:style-name="P24"/>
        </text:list-item>
        <text:list-item>
          <text:p text:style-name="P28">Respuesta de la pregunta. <text:span text:style-name="T29">Dada una pregunta en lenguaje humano encontrar su respuesta.</text:span></text:p>
          <text:p text:style-name="P24"/>
        </text:list-item>
        <text:list-item>
          <text:p text:style-name="P28">Extracción de las Relaciones. <text:span text:style-name="T29">Dado un pedazo de texto identificar las relaciones entre las entidades nombradas.</text:span></text:p>
          <text:p text:style-name="P24"/>
        </text:list-item>
        <text:list-item>
          <text:p text:style-name="P28">Ruptura de la sentencia. <text:span text:style-name="T29">Dado un pedazo de texto encontrar los límites de cada sentencia, a menudo marcados por comas u otros signos de puntuación.</text:span></text:p>
          <text:p text:style-name="P24"/>
        </text:list-item>
        <text:list-item>
          <text:p text:style-name="P28">Análisis de Sensibilidad. <text:span text:style-name="T29">Extraer información subjetiva de documentos de texto.</text:span></text:p>
          <text:p text:style-name="P24"/>
        </text:list-item>
        <text:list-item>
          <text:p text:style-name="P28">Reconocimiento del Habla. <text:span text:style-name="T29">Dado un archivo de audio de una persona hablando determinar la parte textual del habla.</text:span></text:p>
          <text:p text:style-name="P24"/>
        </text:list-item>
        <text:list-item>
          <text:p text:style-name="P29">Segmentación del Habla. <text:span text:style-name="T29">Dado un archivo de audio de una persona hablando </text:span><text:span text:style-name="T32">separarlo en palabras.</text:span></text:p>
          <text:p text:style-name="P25"/>
        </text:list-item>
        <text:list-item>
          <text:p text:style-name="P30">Segmentación de Palabras. <text:span text:style-name="T29">Separar un pedazo de texto continuo en palabras.</text:span></text:p>
          <text:p text:style-name="P25"/>
        </text:list-item>
        <text:list-item>
          <text:p text:style-name="P30">Desambigüación del Sentido de las Palabras. <text:span text:style-name="T29">Muchas palabras tienen más de un significado, debemos seleccionar el significado de la palabra que concuerde con el contexto.</text:span></text:p>
          <text:p text:style-name="P25"/>
        </text:list-item>
        <text:list-item>
          <text:p text:style-name="P30">Recuperación de la Información<text:span text:style-name="T29">. Este es un campo separado de las ciencias de la computación, pero se requieren algunos de sus métodos para obtener, almacenar estructurar información relevante.</text:span></text:p>
          <text:p text:style-name="P25"/>
        </text:list-item>
        <text:list-item>
          <text:p text:style-name="P30">Procesamiento del Habla. <text:span text:style-name="T29">Involucra el reconocimiento del habla y la traducción de texto a habl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ú </meta:initial-creator>
    <meta:creation-date>2014-11-29T16:15:58.047154494</meta:creation-date>
    <dc:date>2014-11-30T23:50:04.208779778</dc:date>
    <dc:creator>Esaú </dc:creator>
    <meta:editing-duration>PT6H57M53S</meta:editing-duration>
    <meta:editing-cycles>9</meta:editing-cycles>
    <meta:generator>LibreOffice/4.2.7.2$Linux_X86_64 LibreOffice_project/420m0$Build-2</meta:generator>
    <meta:document-statistic meta:table-count="0" meta:image-count="0" meta:object-count="0" meta:page-count="5" meta:paragraph-count="98" meta:word-count="2101" meta:character-count="13216" meta:non-whitespace-character-count="11202"/>
  </office:meta>
</office:document-meta>
</file>